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T1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2" style:family="text">
      <style:text-properties fo:color="#000000" style:font-name="Times New Roman" fo:font-size="12pt" fo:font-style="normal" style:text-underline-style="none" style:font-name-asian="Monospace" style:font-size-asian="12pt" style:font-style-asian="normal" style:font-name-complex="Monospace" style:font-size-complex="12pt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57cm" style:run-through="foreground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nnexe au compte rendu d’activités</text:p>
      <text:p text:style-name="P4">de Michaël Ory</text:p>
      <text:p text:style-name="P4">du 01/07/2013 au 31/07/2013</text:p>
      <text:p text:style-name="P1"/>
      <text:p text:style-name="P1"/>
      <text:p text:style-name="P3"/>
      <text:p text:style-name="P2">Conception et implémentation de la méthode <text:span text:style-name="T5">isAutomatic</text:span>. Cette dernière permet au système de déduire si la définition d'un Generic (via les annotations GS) déclenche la création d'un automatique.</text:p>
      <text:p text:style-name="P2"/>
      <text:p text:style-name="P2">Conception et implémentation des méthodes de modification d'un Generic :</text:p>
      <text:list xml:id="list345272664" text:style-name="L1">
        <text:list-item>
          <text:p text:style-name="P9"><text:span text:style-name="T1">addSuper, permet d'ajouter un super à un Generic</text:span></text:p>
        </text:list-item>
        <text:list-item>
          <text:p text:style-name="P9"><text:span text:style-name="T1">removeSuper, permet de supprimer un super à un Generic</text:span></text:p>
        </text:list-item>
        <text:list-item>
          <text:p text:style-name="P9"><text:span text:style-name="T1">addComponent, permet d'ajouter un component à un Generic</text:span></text:p>
        </text:list-item>
        <text:list-item>
          <text:p text:style-name="P9"><text:span text:style-name="T1">removeComponent, permet de supprimer un component à un Generic</text:span></text:p>
        </text:list-item>
        <text:list-item>
          <text:p text:style-name="P9"><text:span text:style-name="T1">updateValue, permet de modifier la valeur d'un Generic</text:span></text:p>
        </text:list-item>
      </text:list>
      <text:p text:style-name="P8"><text:span text:style-name="T1"/></text:p>
      <text:p text:style-name="P8"><text:span text:style-name="T1">Mise en place de la classe </text:span><text:span text:style-name="T2">Restructurator :</text:span></text:p>
      <text:p text:style-name="P8"><text:span text:style-name="T1">Toutes ces méthodes utilisent la classe </text:span><text:span text:style-name="T2">Restructurator. Cette dernière à la particularité de monter un super cache afin d'éviter, dans le cas d'un rollback dû à une des opérations ci-dessus, de corrompre l'ensemble du cache. Seul le super cache est inutilisable. Le cache reste fonctionnel.</text:span></text:p>
      <text:p text:style-name="P8"><text:span text:style-name="T1"/></text:p>
      <text:p text:style-name="P2">Mise en place du projet exemple : ce dernier permet de démarrer MyAdmin avec un ensemble d'exemples fonctionnels :</text:p>
      <text:list xml:id="list287097726" text:style-name="L2">
        <text:list-item>
          <text:p text:style-name="P7">un exemple avec attribut, un sous type, une relation</text:p>
        </text:list-item>
        <text:list-item>
          <text:p text:style-name="P7">un exemple avec une relation n-aire</text:p>
        </text:list-item>
        <text:list-item>
          <text:p text:style-name="P7">un exemple avec de l'héritage multiple</text:p>
        </text:list-item>
      </text:list>
      <text:p text:style-name="P2"/>
      <text:p text:style-name="P2">Mise en place de toutes les contraintes dans la map. Conception de la hiérarchie des classes abstraite :</text:p>
      <text:p text:style-name="P2"><draw:g text:anchor-type="paragraph" draw:z-index="0" draw:style-name="gr1"><draw:rect draw:style-name="gr2" draw:text-style-name="P10" svg:width="4.846cm" svg:height="0.817cm" svg:x="4.815cm" svg:y="0.321cm"><text:p/></draw:rect><draw:frame draw:style-name="gr3" svg:width="4.13cm" svg:height="0.571cm" svg:x="5.334cm" svg:y="0.469cm"><draw:text-box><text:p>AbstractConstraintImpl</text:p></draw:text-box></draw:frame></draw:g></text:p>
      <text:p text:style-name="P2"/>
      <text:p text:style-name="P2"><draw:custom-shape text:anchor-type="paragraph" draw:z-index="7" draw:style-name="gr4" svg:width="0.322cm" svg:height="1.13cm" svg:x="8.594cm" svg:y="0.06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4" svg:width="0.322cm" svg:height="1.13cm" svg:x="6.145cm" svg:y="0.06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g text:anchor-type="paragraph" draw:z-index="1" draw:style-name="gr1"><draw:rect draw:style-name="gr2" draw:text-style-name="P10" svg:width="6.404cm" svg:height="0.817cm" svg:x="0.76cm" svg:y="0.22cm"><text:p/></draw:rect><draw:frame draw:style-name="gr3" draw:text-style-name="P11" svg:width="5.458cm" svg:height="0.976cm" svg:x="1.444cm" svg:y="0.368cm"><draw:text-box><text:p text:style-name="P11"><text:span text:style-name="T6">AbstractBooleanConstraintImpl</text:span></text:p><text:p text:style-name="P11"><text:span text:style-name="T7"/></text:p></draw:text-box></draw:frame></draw:g><draw:g text:anchor-type="paragraph" draw:z-index="2" draw:style-name="gr1"><draw:rect draw:style-name="gr2" draw:text-style-name="P10" svg:width="8.901cm" svg:height="0.817cm" svg:x="8.253cm" svg:y="0.168cm"><text:p/></draw:rect><draw:frame draw:style-name="gr3" draw:text-style-name="P11" svg:width="7.585cm" svg:height="0.976cm" svg:x="9.206cm" svg:y="0.316cm"><draw:text-box><text:p text:style-name="P11"><text:span text:style-name="T6">AbstractNoBooleanConstraintImpl</text:span></text:p><text:p text:style-name="P11"><text:span text:style-name="T7"/></text:p></draw:text-box></draw:frame></draw:g></text:p>
      <text:p text:style-name="P2"/>
      <text:p text:style-name="P2"><draw:custom-shape text:anchor-type="paragraph" draw:z-index="9" draw:style-name="gr4" svg:width="0.322cm" svg:height="1.13cm" svg:x="4.39cm" svg:y="0.06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style-name="gr4" svg:width="0.322cm" svg:height="1.13cm" svg:x="9.656cm" svg:y="0.086cm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4" svg:width="0.322cm" svg:height="2.442cm" svg:x="6.368cm" svg:y="0.064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style-name="gr4" svg:width="0.322cm" svg:height="2.442cm" svg:x="16.556cm" svg:y="0.02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g text:anchor-type="paragraph" draw:z-index="3" draw:style-name="gr1"><draw:rect draw:style-name="gr2" draw:text-style-name="P10" svg:width="7.619cm" svg:height="0.817cm" svg:x="-1.591cm" svg:y="0.203cm"><text:p/></draw:rect><draw:frame draw:style-name="gr3" draw:text-style-name="P11" svg:width="6.492cm" svg:height="0.976cm" svg:x="-0.776cm" svg:y="0.351cm"><draw:text-box><text:p text:style-name="P11"><text:span text:style-name="T6">AbstractBooleanAxedConstraintImpl</text:span></text:p><text:p text:style-name="P11"><text:span text:style-name="T7"/></text:p></draw:text-box></draw:frame></draw:g><draw:g text:anchor-type="paragraph" draw:z-index="5" draw:style-name="gr1"><draw:rect draw:style-name="gr2" draw:text-style-name="P10" svg:width="8.113cm" svg:height="0.817cm" svg:x="7.41cm" svg:y="0.242cm"><text:p/></draw:rect><draw:frame draw:style-name="gr3" draw:text-style-name="P11" svg:width="6.915cm" svg:height="0.976cm" svg:x="8.276cm" svg:y="0.39cm"><draw:text-box><text:p text:style-name="P11"><text:span text:style-name="T6">AbstractNoBooleanAxedConstraintImpl</text:span></text:p><text:p text:style-name="P11"><text:span text:style-name="T7"/></text:p></draw:text-box></draw:frame></draw:g></text:p>
      <text:p text:style-name="P2"/>
      <text:p text:style-name="P2"/>
      <text:p text:style-name="P2"><draw:g text:anchor-type="paragraph" draw:z-index="4" draw:style-name="gr1"><draw:rect draw:style-name="gr2" draw:text-style-name="P10" svg:width="7.891cm" svg:height="0.817cm" svg:x="1.104cm" svg:y="0.071cm"><text:p/></draw:rect><draw:frame draw:style-name="gr3" draw:text-style-name="P11" svg:width="6.725cm" svg:height="0.976cm" svg:x="1.947cm" svg:y="0.219cm"><draw:text-box><text:p text:style-name="P11"><text:span text:style-name="T6">AbstractBooleanSimpleConstraintImpl</text:span></text:p><text:p text:style-name="P11"><text:span text:style-name="T7"/></text:p></draw:text-box></draw:frame></draw:g><draw:g text:anchor-type="paragraph" draw:z-index="6" draw:style-name="gr1"><draw:rect draw:style-name="gr2" draw:text-style-name="P10" svg:width="8.534cm" svg:height="0.817cm" svg:x="9.659cm" svg:y="0.035cm"><text:p/></draw:rect><draw:frame draw:style-name="gr3" draw:text-style-name="P11" svg:width="7.273cm" svg:height="0.976cm" svg:x="10.571cm" svg:y="0.183cm"><draw:text-box><text:p text:style-name="P11"><text:span text:style-name="T6">AbstractNoBooleanSimpleConstraintImpl</text:span></text:p><text:p text:style-name="P11"><text:span text:style-name="T7"/></text:p></draw:text-box></draw:frame></draw:g></text:p>
      <text:p text:style-name="P2"/>
      <text:p text:style-name="P2"/>
      <text:p text:style-name="P2"/>
      <text:p text:style-name="P2">Conception et implémentation de la méthode <text:span text:style-name="T4">checkConsistency</text:span><text:span text:style-name="T3">.</text:span> Cette dernière permet dans le cas d'une activation ou d'une désactivation de vérifier que l'ensemble des informations reste cohér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8T11:24:46</meta:creation-date>
    <dc:date>2013-07-30T16:03:56</dc:date>
    <meta:editing-duration>P9DT18H49M35S</meta:editing-duration>
    <meta:editing-cycles>97</meta:editing-cycles>
    <meta:generator>LibreOffice/3.5$Linux_X86_64 LibreOffice_project/350m1$Build-2</meta:generator>
    <meta:print-date>2013-07-30T15:59:56</meta:print-date>
    <meta:document-statistic meta:table-count="0" meta:image-count="0" meta:object-count="0" meta:page-count="1" meta:paragraph-count="18" meta:word-count="237" meta:character-count="1495" meta:non-whitespace-character-count="1284"/>
  </office:meta>
</office:document-meta>
</file>